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b259e" officeooo:paragraph-rsid="001b259e" style:font-size-asian="17.5pt" style:font-size-complex="20pt"/>
    </style:style>
    <style:style style:name="P2" style:family="paragraph" style:parent-style-name="Standard">
      <style:paragraph-properties fo:text-align="end" style:justify-single-word="false"/>
      <style:text-properties fo:font-size="12pt" officeooo:rsid="001b259e" officeooo:paragraph-rsid="001b259e" style:font-size-asian="10.5pt" style:font-size-complex="12pt"/>
    </style:style>
    <style:style style:name="P3" style:family="paragraph" style:parent-style-name="Standard">
      <style:paragraph-properties fo:text-align="start" style:justify-single-word="false"/>
      <style:text-properties fo:font-size="12pt" officeooo:rsid="001b259e" officeooo:paragraph-rsid="001b259e" style:font-size-asian="10.5pt" style:font-size-complex="12pt"/>
    </style:style>
    <style:style style:name="P4" style:family="paragraph" style:parent-style-name="Standard">
      <style:paragraph-properties fo:text-align="start" style:justify-single-word="false"/>
      <style:text-properties officeooo:paragraph-rsid="001b259e"/>
    </style:style>
    <style:style style:name="P5" style:family="paragraph" style:parent-style-name="Standard">
      <style:paragraph-properties fo:text-align="start" style:justify-single-word="false"/>
      <style:text-properties fo:color="#000000" loext:opacity="100%" style:font-name="Liberation Serif" fo:font-size="12pt" officeooo:rsid="001b259e" officeooo:paragraph-rsid="001b259e" fo:background-color="transparent" style:font-size-asian="12pt" style:font-size-complex="12pt"/>
    </style:style>
    <style:style style:name="T1" style:family="text">
      <style:text-properties officeooo:rsid="001b259e"/>
    </style:style>
    <style:style style:name="T2" style:family="text">
      <style:text-properties fo:color="#9cdcfe" loext:opacity="100%" style:font-name="Droid Sans Mono" fo:font-weight="normal" fo:background-color="#1e1e1e" loext:char-shading-value="0"/>
    </style:style>
    <style:style style:name="T3" style:family="text">
      <style:text-properties fo:color="#9cdcfe" loext:opacity="100%" fo:font-weight="normal"/>
    </style:style>
    <style:style style:name="T4" style:family="text">
      <style:text-properties fo:color="#9cdcfe" loext:opacity="100%" fo:font-weight="normal" fo:background-color="#1e1e1e" loext:char-shading-value="0"/>
    </style:style>
    <style:style style:name="T5" style:family="text">
      <style:text-properties fo:color="#d4d4d4" loext:opacity="100%" style:font-name="Droid Sans Mono" fo:font-weight="normal" fo:background-color="#1e1e1e" loext:char-shading-value="0"/>
    </style:style>
    <style:style style:name="T6" style:family="text">
      <style:text-properties fo:color="#ce9178" loext:opacity="100%" style:font-name="Droid Sans Mono" fo:font-weight="normal" fo:background-color="#1e1e1e" loext:char-shading-value="0"/>
    </style:style>
    <style:style style:name="T7" style:family="text">
      <style:text-properties fo:font-weight="normal"/>
    </style:style>
    <style:style style:name="T8" style:family="text">
      <style:text-properties fo:color="#000000" loext:opacity="100%" style:font-name="Liberation Serif" fo:font-size="12pt" officeooo:rsid="001b259e" fo:background-color="transparent" loext:char-shading-value="0"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Fragmentacion</text:p>
      <text:p text:style-name="P2">Alexander Reisenegger</text:p>
      <text:p text:style-name="P2"/>
      <text:p text:style-name="P2"/>
      <text:p text:style-name="P3">El nuevo sistema logra implementar fragmentacion, manteniendo el sistema de round robin de la actividad anterior. Logra fragmentar y reconstruir mensajes grandes, se testeo multiples veces con:</text:p>
      <text:p text:style-name="P3"/>
      <text:p text:style-name="P3"/>
      <text:p text:style-name="P5"><text:span text:style-name="T7">127.0.0.1,8885,10,347,0,150,0,Lorem ipsum dolor sit amet, consectetur adipiscing elit. Nullam sed quam vel mauris malesuada suscipit. Aliquam et dolor nec lacus tristique ultrices a nec enim. Nulla dapibus enim ut enim pharetra, ac ultrices sem scelerisque. Suspendisse ultrices mi non rutrum sagittis. Vestibulum ante ipsum primis in faucibus orci luctus et ultrices posuere cubilia curae; Mauris eu tristique lectus, ac dapibus elit. Duis lacinia aliquet felis eu sagittis. Phasellus vehicula ante sed sagittis laoreet. Proin venenatis neque eu finibus egestas. Fusce in nibh ut odio efficitur pulvinar eu in nunc. Donec tincidunt lacinia tincidunt. Cras id lacus a dolor elementum luctus. Maecenas fringilla bibendum mauris, ut tincidunt tellus interdum nec.</text:span></text:p>
      <text:p text:style-name="P5"/>
      <text:p text:style-name="P4"><text:span text:style-name="T8">Sigue rotando entre las rutas utilizando round robin, pero utiliza la misma si ocurre fragmentacion por MTU de menor tama</text:span>ñ<text:span text:style-name="T1">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23:55:30.516605063</meta:creation-date>
    <dc:date>2023-06-18T23:59:21.580049091</dc:date>
    <meta:editing-duration>PT3M52S</meta:editing-duration>
    <meta:editing-cycles>1</meta:editing-cycles>
    <meta:document-statistic meta:table-count="0" meta:image-count="0" meta:object-count="0" meta:page-count="1" meta:paragraph-count="5" meta:word-count="160" meta:character-count="1120" meta:non-whitespace-character-count="965"/>
    <meta:generator>LibreOffice/7.3.7.2$Linux_X86_64 LibreOffice_project/30$Build-2</meta:generator>
  </office:meta>
</office:document-meta>
</file>